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F000002959F9A3D7D0BCD5F71.png" manifest:media-type="image/png"/>
  <manifest:file-entry manifest:full-path="Pictures/1000000100000650000001D118346CE5A3FAABED.png" manifest:media-type="image/png"/>
  <manifest:file-entry manifest:full-path="Pictures/100000010000063E0000010910D7720DD02156B1.png" manifest:media-type="image/png"/>
  <manifest:file-entry manifest:full-path="Pictures/1000000100000655000002B5E9B4C5303383C208.png" manifest:media-type="image/png"/>
  <manifest:file-entry manifest:full-path="Pictures/1000000100000654000001BC2ECCDF52B6ECD8BE.png" manifest:media-type="image/png"/>
  <manifest:file-entry manifest:full-path="Pictures/100000010000065B000001835B0E13742E961CF6.png" manifest:media-type="image/png"/>
  <manifest:file-entry manifest:full-path="Pictures/1000000100000648000002DCC80DC4EA6A774619.png" manifest:media-type="image/png"/>
  <manifest:file-entry manifest:full-path="Pictures/100000010000063E000001F302849F90F91F3CA6.png" manifest:media-type="image/png"/>
  <manifest:file-entry manifest:full-path="Pictures/100000010000064000000125963DAE115C0BDB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 officeooo:rsid="00005133" officeooo:paragraph-rsid="00005133"/>
    </style:style>
    <style:style style:name="P2" style:family="paragraph" style:parent-style-name="Standard">
      <style:paragraph-properties fo:text-align="start" style:justify-single-word="false"/>
      <style:text-properties fo:language="uk" fo:country="UA" officeooo:rsid="00005133" officeooo:paragraph-rsid="00005133"/>
    </style:style>
    <style:style style:name="P3" style:family="paragraph" style:parent-style-name="Standard">
      <style:paragraph-properties fo:text-align="start" style:justify-single-word="false" fo:break-before="page"/>
      <style:text-properties fo:language="en" fo:country="US" officeooo:rsid="00028396" officeooo:paragraph-rsid="00028396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28396" officeooo:paragraph-rsid="00028396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2ed71" officeooo:paragraph-rsid="0002ed71"/>
    </style:style>
    <style:style style:name="T1" style:family="text">
      <style:text-properties officeooo:rsid="0002ed7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5<text:line-break/>Ничипорук Дмитро</text:p>
      <text:p text:style-name="P1"/>
      <text:p text:style-name="P2">1)</text:p>
      <text:p text:style-name="P2"><draw:frame draw:style-name="fr1" draw:name="Image1" text:anchor-type="as-char" svg:width="6.9252in" svg:height="4.9374in" draw:z-index="0"><draw:image xlink:href="Pictures/100000010000039F000002959F9A3D7D0BCD5F71.png" xlink:type="simple" xlink:show="embed" xlink:actuate="onLoad" draw:mime-type="image/png"/></draw:frame></text:p>
      <text:p text:style-name="P2"/>
      <text:p text:style-name="P3"><text:span text:style-name="T1">3</text:span>)</text:p>
      <text:p text:style-name="P4"><draw:frame draw:style-name="fr1" draw:name="Image2" text:anchor-type="as-char" svg:width="6.9252in" svg:height="1.9925in" draw:z-index="1"><draw:image xlink:href="Pictures/1000000100000650000001D118346CE5A3FAABED.png" xlink:type="simple" xlink:show="embed" xlink:actuate="onLoad" draw:mime-type="image/png"/></draw:frame></text:p>
      <text:p text:style-name="P4"><draw:frame draw:style-name="fr1" draw:name="Image3" text:anchor-type="as-char" svg:width="6.9252in" svg:height="1.898in" draw:z-index="2"><draw:image xlink:href="Pictures/1000000100000654000001BC2ECCDF52B6ECD8BE.png" xlink:type="simple" xlink:show="embed" xlink:actuate="onLoad" draw:mime-type="image/png"/></draw:frame></text:p>
      <text:p text:style-name="P4"><draw:frame draw:style-name="fr1" draw:name="Image4" text:anchor-type="as-char" svg:width="6.9252in" svg:height="1.6465in" draw:z-index="3"><draw:image xlink:href="Pictures/100000010000065B000001835B0E13742E961CF6.png" xlink:type="simple" xlink:show="embed" xlink:actuate="onLoad" draw:mime-type="image/png"/></draw:frame></text:p>
      <text:p text:style-name="P4"><draw:frame draw:style-name="fr1" draw:name="Image5" text:anchor-type="as-char" svg:width="6.9252in" svg:height="2.9602in" draw:z-index="4"><draw:image xlink:href="Pictures/1000000100000655000002B5E9B4C5303383C208.png" xlink:type="simple" xlink:show="embed" xlink:actuate="onLoad" draw:mime-type="image/png"/></draw:frame></text:p>
      <text:p text:style-name="P4"/>
      <text:p text:style-name="P4"/>
      <text:p text:style-name="P3"><text:span text:style-name="T1">4</text:span>)</text:p>
      <text:p text:style-name="P4"><draw:frame draw:style-name="fr1" draw:name="Image6" text:anchor-type="as-char" svg:width="6.9252in" svg:height="3.152in" draw:z-index="5"><draw:image xlink:href="Pictures/1000000100000648000002DCC80DC4EA6A774619.png" xlink:type="simple" xlink:show="embed" xlink:actuate="onLoad" draw:mime-type="image/png"/></draw:frame></text:p>
      <text:p text:style-name="P4"/>
      <text:p text:style-name="P5">5)</text:p>
      <text:p text:style-name="P5"><draw:frame draw:style-name="fr1" draw:name="Image7" text:anchor-type="as-char" svg:width="6.9252in" svg:height="2.1618in" draw:z-index="6"><draw:image xlink:href="Pictures/100000010000063E000001F302849F90F91F3CA6.png" xlink:type="simple" xlink:show="embed" xlink:actuate="onLoad" draw:mime-type="image/png"/></draw:frame></text:p>
      <text:p text:style-name="P5"/>
      <text:p text:style-name="P5"><draw:frame draw:style-name="fr1" draw:name="Image8" text:anchor-type="as-char" svg:width="6.9252in" svg:height="1.2673in" draw:z-index="7"><draw:image xlink:href="Pictures/100000010000064000000125963DAE115C0BDB5C.png" xlink:type="simple" xlink:show="embed" xlink:actuate="onLoad" draw:mime-type="image/png"/></draw:frame></text:p>
      <text:p text:style-name="P5"/>
      <text:p text:style-name="P5"><draw:frame draw:style-name="fr1" draw:name="Image9" text:anchor-type="as-char" svg:width="6.9252in" svg:height="1.148in" draw:z-index="8"><draw:image xlink:href="Pictures/100000010000063E0000010910D7720DD02156B1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5T11:34:19.166000000</meta:creation-date>
    <dc:date>2023-05-18T13:57:03.445000000</dc:date>
    <meta:editing-duration>PT46M21S</meta:editing-duration>
    <meta:editing-cycles>3</meta:editing-cycles>
    <meta:generator>LibreOffice/7.3.4.2$Windows_X86_64 LibreOffice_project/728fec16bd5f605073805c3c9e7c4212a0120dc5</meta:generator>
    <meta:document-statistic meta:table-count="0" meta:image-count="9" meta:object-count="0" meta:page-count="4" meta:paragraph-count="14" meta:word-count="10" meta:character-count="47" meta:non-whitespace-character-count="43"/>
  </office:meta>
</office:document-meta>
</file>